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.191cm" svg:height="11.661cm" svg:x="9.761cm" svg:y="1.402cm">
            <draw:object draw:notify-on-update-of-ranges="Лист1.A2:Лист1.A2 Лист1.A3:Лист1.A26 Лист1.B2:Лист1.B2 Лист1.B3:Лист1.B26 Лист1.C2:Лист1.C2 Лист1.C3:Лист1.C26 Лист1.D2:Лист1.D2 Лист1.D3:Лист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Полином Чебышёва (N=4)</text:p>
          </table:table-cell>
          <table:table-cell table:style-name="ce1" office:value-type="string" calcext:value-type="string">
            <text:p>Ряд Макларена</text:p>
          </table:table-cell>
          <table:table-cell table:style-name="ce1" office:value-type="string" calcext:value-type="string">
            <text:p>Полином Чебышёва (N=512)</text:p>
          </table:table-cell>
          <table:table-cell table:style-name="ce1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3.73374" calcext:value-type="float">
            <text:p>3,73374</text:p>
          </table:table-cell>
          <table:table-cell office:value-type="float" office:value="16.697023" calcext:value-type="float">
            <text:p>16,69702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4594" calcext:value-type="float">
            <text:p>5,94594</text:p>
          </table:table-cell>
          <table:table-cell office:value-type="float" office:value="7.78791" calcext:value-type="float">
            <text:p>7,78791</text:p>
          </table:table-cell>
          <table:table-cell office:value-type="float" office:value="26.630493" calcext:value-type="float">
            <text:p>26,63049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2576" calcext:value-type="float">
            <text:p>9,32576</text:p>
          </table:table-cell>
          <table:table-cell office:value-type="float" office:value="12.63788" calcext:value-type="float">
            <text:p>12,63788</text:p>
          </table:table-cell>
          <table:table-cell office:value-type="float" office:value="36.978996" calcext:value-type="float">
            <text:p>36,97899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01837" calcext:value-type="float">
            <text:p>13,01837</text:p>
          </table:table-cell>
          <table:table-cell office:value-type="float" office:value="18.10677" calcext:value-type="float">
            <text:p>18,10677</text:p>
          </table:table-cell>
          <table:table-cell office:value-type="float" office:value="47.64904" calcext:value-type="float">
            <text:p>47,6490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96838" calcext:value-type="float">
            <text:p>16,96838</text:p>
          </table:table-cell>
          <table:table-cell office:value-type="float" office:value="24.08334" calcext:value-type="float">
            <text:p>24,08334</text:p>
          </table:table-cell>
          <table:table-cell office:value-type="float" office:value="53.942009" calcext:value-type="float">
            <text:p>53,94200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13706" calcext:value-type="float">
            <text:p>21,13706</text:p>
          </table:table-cell>
          <table:table-cell office:value-type="float" office:value="30.49075" calcext:value-type="float">
            <text:p>30,49075</text:p>
          </table:table-cell>
          <table:table-cell office:value-type="float" office:value="53.997185" calcext:value-type="float">
            <text:p>53,99718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958" calcext:value-type="float">
            <text:p>25,4958</text:p>
          </table:table-cell>
          <table:table-cell office:value-type="float" office:value="37.27254" calcext:value-type="float">
            <text:p>37,2725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.02259" calcext:value-type="float">
            <text:p>30,02259</text:p>
          </table:table-cell>
          <table:table-cell office:value-type="float" office:value="44.38659" calcext:value-type="float">
            <text:p>44,3865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69998" calcext:value-type="float">
            <text:p>34,69998</text:p>
          </table:table-cell>
          <table:table-cell office:value-type="float" office:value="51.61846" calcext:value-type="float">
            <text:p>51,6184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51379" calcext:value-type="float">
            <text:p>39,51379</text:p>
          </table:table-cell>
          <table:table-cell office:value-type="float" office:value="54.79055" calcext:value-type="float">
            <text:p>54,79055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45057" calcext:value-type="float">
            <text:p>44,45057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.49844" calcext:value-type="float">
            <text:p>49,49844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40988" calcext:value-type="float">
            <text:p>52,40988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.22686" calcext:value-type="float">
            <text:p>53,22686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70308" calcext:value-type="float">
            <text:p>53,70308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.65238" calcext:value-type="float">
            <text:p>53,65238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.67582" calcext:value-type="float">
            <text:p>53,67582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82383" calcext:value-type="float">
            <text:p>53,82383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.63696" calcext:value-type="float">
            <text:p>53,63696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.87459" calcext:value-type="float">
            <text:p>53,87459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82383" calcext:value-type="float">
            <text:p>53,82383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86943" calcext:value-type="float">
            <text:p>53,86943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.73556" calcext:value-type="float">
            <text:p>53,73556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85025" calcext:value-type="float">
            <text:p>53,85025</text:p>
          </table:table-cell>
          <table:table-cell office:value-type="float" office:value="54.73322" calcext:value-type="float">
            <text:p>54,73322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9:03:17.098000000</meta:creation-date>
    <dc:date>2021-09-17T19:57:47.603000000</dc:date>
    <meta:editing-duration>PT42M58S</meta:editing-duration>
    <meta:editing-cycles>5</meta:editing-cycles>
    <meta:generator>LibreOffice/7.1.4.2$Windows_X86_64 LibreOffice_project/a529a4fab45b75fefc5b6226684193eb000654f6</meta:generator>
    <meta:document-statistic meta:table-count="1" meta:cell-count="8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92cm" svg:height="11.662cm" xlink:href=".." xlink:type="simple" chart:class="chart:line" chart:style-name="ch1">
        <chart:title svg:x="2.428cm" svg:y="0.161cm" chart:style-name="ch2">
          <text:p>Сравнение точности вычисления синуса с использованием
полиномов Чебышёва и рядов Макларена на интервале от 0° до 90°</text:p>
        </chart:title>
        <chart:legend chart:legend-position="end" svg:x="9.956cm" svg:y="5.963cm" style:legend-expansion="custom" svg:width="7.347cm" svg:height="2.784cm" style:legend-expansion-aspect-ratio="2.63900862068966" chart:style-name="ch3"/>
        <chart:plot-area chart:style-name="ch4" table:cell-range-address="Лист1.A2:Лист1.C26 Лист1.D2:Лист1.D8" chart:data-source-has-labels="both" svg:x="0.506cm" svg:y="1.602cm" svg:width="18.617cm" svg:height="9.629cm">
          <chart:coordinate-region svg:x="1.127cm" svg:y="1.801cm" svg:width="17.809cm" svg:height="8.783cm"/>
          <chart:axis chart:dimension="x" chart:name="primary-x" chart:style-name="ch5" chartooo:axis-type="auto">
            <chartooo:date-scale/>
            <chart:title svg:x="5.325cm" svg:y="11.102cm" chart:style-name="ch6">
              <text:p>Кол-во членов последовательности (степень полинома + 1)</text:p>
            </chart:title>
            <chart:categories table:cell-range-address="Лист1.A3:Лист1.A26"/>
          </chart:axis>
          <chart:axis chart:dimension="y" chart:name="primary-y" chart:style-name="ch5">
            <chart:title svg:x="0cm" svg:y="7.479cm" chart:style-name="ch7">
              <text:p>Точность, бит</text:p>
            </chart:title>
            <chart:grid chart:style-name="ch8" chart:class="major"/>
          </chart:axis>
          <chart:series chart:style-name="ch9" chart:values-cell-range-address="Лист1.B3:Лист1.B26" chart:label-cell-address="Лист1.B2:Лист1.B2" chart:class="chart:line">
            <chart:data-point chart:repeated="24"/>
          </chart:series>
          <chart:series chart:style-name="ch10" chart:values-cell-range-address="Лист1.C3:Лист1.C26" chart:label-cell-address="Лист1.C2:Лист1.C2" chart:class="chart:line">
            <chart:data-point chart:repeated="24"/>
          </chart:series>
          <chart:series chart:style-name="ch11" chart:values-cell-range-address="Лист1.D3:Лист1.D8" chart:label-cell-address="Лист1.D2:Лист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лином Чебышёва (N=4)</text:p>
                <draw:g>
                  <svg:desc>Лист1.B2:Лист1.B2</svg:desc>
                </draw:g>
              </table:table-cell>
              <table:table-cell office:value-type="string">
                <text:p>Ряд Макларена</text:p>
                <draw:g>
                  <svg:desc>Лист1.C2:Лист1.C2</svg:desc>
                </draw:g>
              </table:table-cell>
              <table:table-cell office:value-type="string">
                <text:p>Полином Чебышёва (N=512)</text:p>
                <draw:g>
                  <svg:desc>Лист1.D2:Лист1.D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A3:Лист1.A26</svg:desc>
                </draw:g>
              </table:table-cell>
              <table:table-cell office:value-type="float" office:value="2.96482">
                <text:p>2.96482</text:p>
                <draw:g>
                  <svg:desc>Лист1.B3:Лист1.B26</svg:desc>
                </draw:g>
              </table:table-cell>
              <table:table-cell office:value-type="float" office:value="3.73374">
                <text:p>3.73374</text:p>
                <draw:g>
                  <svg:desc>Лист1.C3:Лист1.C26</svg:desc>
                </draw:g>
              </table:table-cell>
              <table:table-cell office:value-type="float" office:value="16.697023">
                <text:p>16.697023</text:p>
                <draw:g>
                  <svg:desc>Лист1.D3:Лист1.D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94594">
                <text:p>5.94594</text:p>
              </table:table-cell>
              <table:table-cell office:value-type="float" office:value="7.78791">
                <text:p>7.78791</text:p>
              </table:table-cell>
              <table:table-cell office:value-type="float" office:value="26.630493">
                <text:p>26.6304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32576">
                <text:p>9.32576</text:p>
              </table:table-cell>
              <table:table-cell office:value-type="float" office:value="12.63788">
                <text:p>12.63788</text:p>
              </table:table-cell>
              <table:table-cell office:value-type="float" office:value="36.978996">
                <text:p>36.9789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1837">
                <text:p>13.01837</text:p>
              </table:table-cell>
              <table:table-cell office:value-type="float" office:value="18.10677">
                <text:p>18.10677</text:p>
              </table:table-cell>
              <table:table-cell office:value-type="float" office:value="47.64904">
                <text:p>47.649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96838">
                <text:p>16.96838</text:p>
              </table:table-cell>
              <table:table-cell office:value-type="float" office:value="24.08334">
                <text:p>24.08334</text:p>
              </table:table-cell>
              <table:table-cell office:value-type="float" office:value="53.942009">
                <text:p>53.9420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13706">
                <text:p>21.13706</text:p>
              </table:table-cell>
              <table:table-cell office:value-type="float" office:value="30.49075">
                <text:p>30.49075</text:p>
              </table:table-cell>
              <table:table-cell office:value-type="float" office:value="53.997185">
                <text:p>53.9971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4958">
                <text:p>25.4958</text:p>
              </table:table-cell>
              <table:table-cell office:value-type="float" office:value="37.27254">
                <text:p>37.27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.02259">
                <text:p>30.02259</text:p>
              </table:table-cell>
              <table:table-cell office:value-type="float" office:value="44.38659">
                <text:p>44.38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69998">
                <text:p>34.69998</text:p>
              </table:table-cell>
              <table:table-cell office:value-type="float" office:value="51.61846">
                <text:p>51.6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9.51379">
                <text:p>39.51379</text:p>
              </table:table-cell>
              <table:table-cell office:value-type="float" office:value="54.79055">
                <text:p>54.79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.45057">
                <text:p>44.45057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9.49844">
                <text:p>49.49844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2.40988">
                <text:p>52.40988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3.22686">
                <text:p>53.22686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3.70308">
                <text:p>53.70308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3.65238">
                <text:p>53.65238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3.67582">
                <text:p>53.67582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3.82383">
                <text:p>53.82383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.63696">
                <text:p>53.63696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3.87459">
                <text:p>53.87459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.82383">
                <text:p>53.82383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3.86943">
                <text:p>53.86943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3.73556">
                <text:p>53.73556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3.85025">
                <text:p>53.85025</text:p>
              </table:table-cell>
              <table:table-cell office:value-type="float" office:value="54.73322">
                <text:p>54.733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